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V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setUrl( String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getVar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Var.setFile( File 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setValue( String a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setPrefix( String a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vyVa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.setName( String 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